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Black" svg:font-family="'Lato Black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Gurmukhi ExtraCondensed SemiBold" svg:font-family="'Noto Sans Gurmukhi ExtraCondensed Semi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color="#000000" draw:fill="solid" draw:fill-color="#729fcf" draw:gradient-step-count="0" draw:opacity="10%" draw:textarea-horizontal-align="justify" draw:textarea-vertical-align="middle" draw:auto-grow-height="false" fo:min-height="9.75cm" fo:min-width="4.5cm" draw:shadow-opacity="10%"/>
    </style:style>
    <style:style style:name="gr2" style:family="graphic" style:parent-style-name="objectwithoutfill">
      <style:graphic-properties svg:stroke-width="0cm" draw:marker-start-width="0.005cm" draw:marker-end-width="0.005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svg:stroke-width="0cm" draw:marker-start-width="0.01cm" draw:marker-end-width="0.01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05cm" draw:marker-start-width="0.08cm" draw:marker-end-width="0.08cm" draw:fill-color="#729fcf" draw:textarea-horizontal-align="justify" draw:textarea-vertical-align="middle" draw:auto-grow-height="false" fo:min-height="0.204cm" fo:min-width="0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08cm" draw:marker-end-width="0.08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28cm" draw:marker-end-width="0.28cm" draw:textarea-horizontal-align="justify" draw:textarea-vertical-align="middle" draw:auto-grow-height="false" fo:min-height="0.204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draw:marker-start-width="0.08cm" draw:marker-end-width="0.08cm" draw:textarea-horizontal-align="justify" draw:textarea-vertical-align="middle" draw:auto-grow-height="false" fo:min-height="0.204cm" fo:min-width="0cm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cm" draw:marker-start-width="0.28cm" draw:marker-end-width="0.28cm" draw:textarea-horizontal-align="justify" draw:textarea-vertical-align="middle" draw:auto-grow-height="false" fo:min-height="0.154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4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9.75cm" fo:min-width="7.6cm" draw:shadow-opacity="10%"/>
    </style:style>
    <style:style style:name="gr15" style:family="graphic" style:parent-style-name="standard">
      <style:graphic-properties draw:stroke="none" svg:stroke-color="#000000" draw:fill="none" draw:fill-color="#ffffff" fo:min-height="0.531cm"/>
      <style:paragraph-properties style:writing-mode="lr-tb"/>
    </style:style>
    <style:style style:name="gr1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textarea-horizontal-align="justify" draw:textarea-vertical-align="middle" draw:auto-grow-height="false" fo:min-height="1.512cm" fo:min-width="1.209cm"/>
    </style:style>
    <style:style style:name="gr18" style:family="graphic" style:parent-style-name="standard">
      <style:graphic-properties draw:stroke="none" svg:stroke-color="#000000" draw:fill="none" draw:fill-color="#ffffff" fo:min-height="1.258cm"/>
      <style:paragraph-properties style:writing-mode="lr-tb"/>
    </style:style>
    <style:style style:name="gr19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9.75cm" fo:min-width="5cm" draw:shadow-opacity="10%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29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9.75cm" fo:min-width="3.5cm" draw:shadow-opacity="10%"/>
    </style:style>
    <style:style style:name="gr23" style:family="graphic" style:parent-style-name="standard">
      <style:graphic-properties draw:stroke="none" draw:fill="none" fo:min-height="1.971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25cm" fo:min-width="0cm"/>
      <style:paragraph-properties style:writing-mode="lr-tb"/>
    </style:style>
    <style:style style:name="gr25" style:family="graphic" style:parent-style-name="standard">
      <style:graphic-properties draw:stroke="none" draw:fill="none" fo:min-height="1.871cm"/>
      <style:paragraph-properties style:writing-mode="lr-tb"/>
    </style:style>
    <style:style style:name="gr26" style:family="graphic" style:parent-style-name="standard">
      <style:graphic-properties draw:stroke="none" draw:fill="none" fo:min-height="1.025cm"/>
      <style:paragraph-properties style:writing-mode="lr-tb"/>
    </style:style>
    <style:style style:name="P1" style:family="paragraph">
      <loext:graphic-properties draw:fill="solid" draw:fill-color="#729fcf" draw:gradient-step-count="0" draw:opacity="10%"/>
      <style:paragraph-properties fo:margin-left="0cm" fo:margin-right="0cm" fo:text-align="center" fo:text-indent="0cm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margin-left="0cm" fo:margin-right="0cm" fo:text-align="center" fo:text-indent="0cm"/>
    </style:style>
    <style:style style:name="P4" style:family="paragraph">
      <loext:graphic-properties draw:fill-color="#729fcf"/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fo:margin-left="0cm" fo:margin-right="0cm" fo:text-indent="0cm"/>
    </style:style>
    <style:style style:name="P8" style:family="paragraph">
      <loext:graphic-properties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align="center" fo:text-indent="0cm"/>
    </style:style>
    <style:style style:name="P9" style:family="paragraph">
      <style:paragraph-properties fo:text-align="center"/>
      <style:text-properties style:font-name="Lato Black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style:font-name="Lato Black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text-properties fo:font-weight="bold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fo:font-size="54pt" fo:font-weight="bold" style:font-size-asian="54pt" style:font-size-complex="54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font-name="Lato Black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Lato Black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="none" draw:fill-color="#ffffff"/>
      <style:paragraph-properties fo:margin-left="0cm" fo:margin-right="0cm" fo:text-indent="0cm"/>
      <style:text-properties fo:font-size="16pt" style:font-size-asian="16pt" style:font-size-complex="16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margin-left="0cm" fo:margin-right="0cm" fo:text-align="start" fo:text-indent="0cm"/>
      <style:text-properties fo:font-size="16pt" style:font-size-asian="16pt" style:font-size-complex="16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22" style:family="paragraph">
      <loext:graphic-properties draw:fill="none"/>
      <style:paragraph-properties fo:margin-left="0cm" fo:margin-right="0cm" fo:text-indent="0cm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Lato Black" fo:font-size="15pt" style:font-size-asian="15pt" style:font-size-complex="15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style:font-name="Lato Black"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10cm" svg:x="20.2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xml:id="id2" draw:id="id2" draw:layer="layout" draw:type="line" svg:x1="15.028cm" svg:y1="5.019cm" svg:x2="15.028cm" svg:y2="5.987cm" svg:d="M15028 5019v968" svg:viewBox="0 0 1 969">
          <text:p/>
        </draw:connector>
        <draw:connector draw:style-name="gr3" draw:text-style-name="P2" xml:id="id1" draw:id="id1" draw:layer="layout" draw:type="line" svg:x1="8.992cm" svg:y1="7.1cm" svg:x2="9.003cm" svg:y2="4.999cm" svg:d="M8992 7100l11-2101" svg:viewBox="0 0 12 2102">
          <text:p/>
        </draw:connector>
        <draw:connector draw:style-name="gr2" draw:text-style-name="P2" draw:layer="layout" draw:type="line" svg:x1="9.003cm" svg:y1="4.999cm" svg:x2="15.028cm" svg:y2="5.019cm" draw:start-shape="id1" draw:start-glue-point="3" draw:end-shape="id2" draw:end-glue-point="2" svg:d="M9003 4999l6025 20" svg:viewBox="0 0 6026 21">
          <text:p/>
        </draw:connector>
        <draw:connector draw:style-name="gr2" draw:text-style-name="P2" xml:id="id3" draw:id="id3" draw:layer="layout" draw:type="line" svg:x1="15.028cm" svg:y1="5.987cm" svg:x2="12.987cm" svg:y2="7.998cm" draw:start-shape="id2" draw:start-glue-point="3" svg:d="M15028 5987l-2041 2011" svg:viewBox="0 0 2042 2012">
          <text:p/>
        </draw:connector>
        <draw:connector draw:style-name="gr2" draw:text-style-name="P2" xml:id="id5" draw:id="id5" draw:layer="layout" draw:type="line" svg:x1="15.028cm" svg:y1="5.987cm" svg:x2="16.979cm" svg:y2="7.983cm" draw:start-shape="id2" draw:start-glue-point="3" svg:d="M15028 5987l1951 1996" svg:viewBox="0 0 1952 1997">
          <text:p/>
        </draw:connector>
        <draw:connector draw:style-name="gr4" draw:text-style-name="P3" xml:id="id4" draw:id="id4" draw:layer="layout" draw:type="line" svg:x1="12.987cm" svg:y1="7.998cm" svg:x2="15.013cm" svg:y2="10.024cm" draw:start-shape="id3" draw:start-glue-point="3" svg:d="M12987 7998l2026 2026" svg:viewBox="0 0 2027 2027">
          <text:p/>
        </draw:connector>
        <draw:connector draw:style-name="gr4" draw:text-style-name="P3" draw:layer="layout" draw:type="line" svg:x1="15.013cm" svg:y1="10.024cm" svg:x2="16.979cm" svg:y2="7.983cm" draw:start-shape="id4" draw:start-glue-point="3" draw:end-shape="id5" draw:end-glue-point="3" svg:d="M15013 10024l1966-2041" svg:viewBox="0 0 1967 2042">
          <text:p/>
        </draw:connector>
        <draw:custom-shape draw:style-name="gr5" draw:text-style-name="P4" draw:layer="layout" svg:width="0.914cm" svg:height="0.907cm" draw:transform="rotate (-0.821002880138133) translate (13.963cm 6.412cm)">
          <text:p/>
          <draw:enhanced-geometry svg:viewBox="0 0 21600 21600" draw:glue-points="10800 0 5400 10800 10800 21600 16200 10800" draw:text-areas="5400 0 16200 10800" draw:mirror-vertical="true" draw:mirror-horizontal="true" draw:type="flowchart-merge" draw:enhanced-path="M 0 0 L 21600 0 10800 21600 0 0 Z N"/>
        </draw:custom-shape>
        <draw:connector draw:style-name="gr6" draw:text-style-name="P3" draw:layer="layout" draw:type="line" svg:x1="13.915cm" svg:y1="6.461cm" svg:x2="14.617cm" svg:y2="7.107cm" svg:d="M13915 6461l702 646" svg:viewBox="0 0 703 647">
          <text:p/>
        </draw:connector>
        <draw:custom-shape draw:style-name="gr7" draw:text-style-name="P5" draw:layer="layout" svg:width="0.914cm" svg:height="0.907cm" draw:transform="rotate (2.36038328039713) translate (16.06cm 9.599cm)">
          <text:p/>
          <draw:enhanced-geometry svg:viewBox="0 0 21600 21600" draw:glue-points="10800 0 5400 10800 10800 21600 16200 10800" draw:text-areas="5400 0 16200 10800" draw:mirror-vertical="true" draw:mirror-horizontal="true" draw:type="flowchart-merge" draw:enhanced-path="M 0 0 L 21600 0 10800 21600 0 0 Z N"/>
        </draw:custom-shape>
        <draw:connector draw:style-name="gr8" draw:text-style-name="P3" draw:layer="layout" draw:type="line" svg:x1="16.076cm" svg:y1="9.569cm" svg:x2="15.38cm" svg:y2="8.931cm" svg:d="M16076 9569l-696-638" svg:viewBox="0 0 697 639">
          <text:p/>
        </draw:connector>
        <draw:custom-shape draw:style-name="gr9" draw:text-style-name="P5" draw:layer="layout" svg:width="0.914cm" svg:height="0.907cm" draw:transform="rotate (-2.45864531728441) translate (16.664cm 7.039cm)">
          <text:p/>
          <draw:enhanced-geometry svg:viewBox="0 0 21600 21600" draw:glue-points="10800 0 5400 10800 10800 21600 16200 10800" draw:text-areas="5400 0 16200 10800" draw:mirror-vertical="true" draw:mirror-horizontal="true" draw:type="flowchart-merge" draw:enhanced-path="M 0 0 L 21600 0 10800 21600 0 0 Z N"/>
        </draw:custom-shape>
        <draw:connector draw:style-name="gr6" draw:text-style-name="P3" draw:layer="layout" draw:type="line" svg:x1="16.666cm" svg:y1="7.032cm" svg:x2="16cm" svg:y2="7.7cm" svg:d="M16666 7032l-666 668" svg:viewBox="0 0 667 669">
          <text:p/>
        </draw:connector>
        <draw:custom-shape draw:style-name="gr7" draw:text-style-name="P5" draw:layer="layout" svg:width="0.914cm" svg:height="0.907cm" draw:transform="rotate (-2.36020874747193) translate (14.596cm 8.983cm)">
          <text:p/>
          <draw:enhanced-geometry svg:viewBox="0 0 21600 21600" draw:glue-points="10800 0 5400 10800 10800 21600 16200 10800" draw:text-areas="5400 0 16200 10800" draw:mirror-vertical="true" draw:mirror-horizontal="true" draw:type="flowchart-merge" draw:enhanced-path="M 0 0 L 21600 0 10800 21600 0 0 Z N"/>
        </draw:custom-shape>
        <draw:connector draw:style-name="gr8" draw:text-style-name="P3" draw:layer="layout" draw:type="line" svg:x1="14.566cm" svg:y1="8.967cm" svg:x2="13.923cm" svg:y2="9.658cm" svg:d="M14566 8967l-643 691" svg:viewBox="0 0 644 692">
          <text:p/>
        </draw:connector>
        <draw:connector draw:style-name="gr4" draw:text-style-name="P3" xml:id="id8" draw:id="id8" draw:layer="layout" draw:type="line" svg:x1="16.979cm" svg:y1="7.983cm" svg:x2="20.002cm" svg:y2="7.997cm" draw:start-shape="id5" draw:start-glue-point="3" svg:d="M16979 7983l3023 14" svg:viewBox="0 0 3024 15">
          <text:p/>
        </draw:connector>
        <draw:connector draw:style-name="gr2" draw:text-style-name="P3" xml:id="id6" draw:id="id6" draw:layer="layout" draw:type="line" svg:x1="12.987cm" svg:y1="7.998cm" svg:x2="12.002cm" svg:y2="8.002cm" draw:start-shape="id3" draw:start-glue-point="3" svg:d="M12987 7998l-985 4" svg:viewBox="0 0 986 5">
          <text:p/>
        </draw:connector>
        <draw:connector draw:style-name="gr4" draw:text-style-name="P3" draw:layer="layout" draw:type="line" svg:x1="12.002cm" svg:y1="8.002cm" svg:x2="12.006cm" svg:y2="12.982cm" draw:start-shape="id6" draw:start-glue-point="3" draw:end-shape="id7" draw:end-glue-point="2" svg:d="M12002 8002l4 4980" svg:viewBox="0 0 5 4981">
          <text:p/>
        </draw:connector>
        <draw:connector draw:style-name="gr4" draw:text-style-name="P3" xml:id="id7" draw:id="id7" draw:layer="layout" draw:type="line" svg:x1="12.006cm" svg:y1="12.982cm" svg:x2="19.991cm" svg:y2="13.005cm" svg:d="M12006 12982l7985 23" svg:viewBox="0 0 7986 24">
          <text:p/>
        </draw:connector>
        <draw:connector draw:style-name="gr4" draw:text-style-name="P3" draw:layer="layout" draw:type="line" svg:x1="19.002cm" svg:y1="8cm" svg:x2="19.001cm" svg:y2="10.321cm" svg:d="M19002 8000l-1 2321" svg:viewBox="0 0 2 2322">
          <text:p/>
        </draw:connector>
        <draw:connector draw:style-name="gr4" draw:text-style-name="P3" draw:layer="layout" draw:type="line" svg:x1="18.991cm" svg:y1="13.008cm" svg:x2="18.998cm" svg:y2="10.803cm" svg:d="M18991 13008l7-2205" svg:viewBox="0 0 8 2206">
          <text:p/>
        </draw:connector>
        <draw:connector draw:style-name="gr4" draw:text-style-name="P3" draw:layer="layout" draw:type="line" svg:x1="20.002cm" svg:y1="7.997cm" svg:x2="21cm" svg:y2="8.003cm" draw:start-shape="id8" draw:start-glue-point="3" draw:end-shape="id9" draw:end-glue-point="2" svg:d="M20002 7997l998 6" svg:viewBox="0 0 999 7">
          <text:p/>
        </draw:connector>
        <draw:connector draw:style-name="gr8" draw:text-style-name="P3" xml:id="id9" draw:id="id9" draw:layer="layout" draw:type="line" svg:x1="21cm" svg:y1="8.003cm" svg:x2="21.092cm" svg:y2="7.592cm" svg:d="M21000 8003l92-411" svg:viewBox="0 0 93 412">
          <text:p/>
        </draw:connector>
        <draw:connector draw:style-name="gr8" draw:text-style-name="P3" xml:id="id10" draw:id="id10" draw:layer="layout" draw:type="line" svg:x1="21.092cm" svg:y1="7.592cm" svg:x2="21.317cm" svg:y2="8.4cm" draw:start-shape="id9" draw:start-glue-point="3" svg:d="M21092 7592l225 808" svg:viewBox="0 0 226 809">
          <text:p/>
        </draw:connector>
        <draw:connector draw:style-name="gr8" draw:text-style-name="P3" draw:layer="layout" draw:type="line" svg:x1="21.317cm" svg:y1="8.4cm" svg:x2="21.524cm" svg:y2="7.598cm" draw:start-shape="id10" draw:start-glue-point="3" svg:d="M21317 8400l207-802" svg:viewBox="0 0 208 803">
          <text:p/>
        </draw:connector>
        <draw:connector draw:style-name="gr8" draw:text-style-name="P3" xml:id="id11" draw:id="id11" draw:layer="layout" draw:type="line" svg:x1="21.524cm" svg:y1="7.598cm" svg:x2="21.731cm" svg:y2="8.393cm" svg:d="M21524 7598l207 795" svg:viewBox="0 0 208 796">
          <text:p/>
        </draw:connector>
        <draw:connector draw:style-name="gr8" draw:text-style-name="P3" xml:id="id12" draw:id="id12" draw:layer="layout" draw:type="line" svg:x1="21.731cm" svg:y1="8.393cm" svg:x2="21.933cm" svg:y2="7.603cm" draw:start-shape="id11" draw:start-glue-point="3" svg:d="M21731 8393l202-790" svg:viewBox="0 0 203 791">
          <text:p/>
        </draw:connector>
        <draw:connector draw:style-name="gr8" draw:text-style-name="P3" xml:id="id13" draw:id="id13" draw:layer="layout" draw:type="line" svg:x1="21.933cm" svg:y1="7.603cm" svg:x2="22.117cm" svg:y2="8.398cm" draw:start-shape="id12" draw:start-glue-point="3" svg:d="M21933 7603l184 795" svg:viewBox="0 0 185 796">
          <text:p/>
        </draw:connector>
        <draw:connector draw:style-name="gr8" draw:text-style-name="P3" draw:layer="layout" draw:type="line" svg:x1="22.117cm" svg:y1="8.398cm" svg:x2="22.282cm" svg:y2="7.995cm" draw:start-shape="id13" draw:start-glue-point="3" draw:end-shape="id14" draw:end-glue-point="2" svg:d="M22117 8398l165-403" svg:viewBox="0 0 166 404">
          <text:p/>
        </draw:connector>
        <draw:connector draw:style-name="gr4" draw:text-style-name="P3" xml:id="id14" draw:id="id14" draw:layer="layout" draw:type="line" svg:x1="22.282cm" svg:y1="7.995cm" svg:x2="23.991cm" svg:y2="8.011cm" draw:end-shape="id15" draw:end-glue-point="2" svg:d="M22282 7995l1709 16" svg:viewBox="0 0 1710 17">
          <text:p/>
        </draw:connector>
        <draw:connector draw:style-name="gr4" draw:text-style-name="P3" xml:id="id15" draw:id="id15" draw:layer="layout" draw:type="line" svg:x1="23.991cm" svg:y1="8.011cm" svg:x2="23.988cm" svg:y2="10.018cm" svg:d="M23991 8011l-3 2007" svg:viewBox="0 0 4 2008">
          <text:p/>
        </draw:connector>
        <draw:connector draw:style-name="gr4" draw:text-style-name="P3" draw:layer="layout" draw:type="line" svg:x1="20cm" svg:y1="13cm" svg:x2="24.005cm" svg:y2="13cm" draw:end-shape="id16" draw:end-glue-point="3" svg:d="M20000 13000h4005" svg:viewBox="0 0 4006 1">
          <text:p/>
        </draw:connector>
        <draw:g>
          <draw:line draw:style-name="gr10" draw:text-style-name="P2" draw:layer="layout" svg:x1="19.001cm" svg:y1="9.803cm" svg:x2="19.001cm" svg:y2="10.268cm">
            <text:p/>
          </draw:line>
          <draw:line draw:style-name="gr10" draw:text-style-name="P2" draw:layer="layout" svg:x1="18.4cm" svg:y1="10.272cm" svg:x2="19.599cm" svg:y2="10.272cm">
            <text:p/>
          </draw:line>
          <draw:line draw:style-name="gr10" draw:text-style-name="P2" draw:layer="layout" svg:x1="18.401cm" svg:y1="10.74cm" svg:x2="19.6cm" svg:y2="10.74cm">
            <text:p/>
          </draw:line>
          <draw:line draw:style-name="gr10" draw:text-style-name="P2" draw:layer="layout" svg:x1="19.001cm" svg:y1="10.738cm" svg:x2="19.001cm" svg:y2="11.203cm">
            <text:p/>
          </draw:line>
        </draw:g>
        <draw:custom-shape draw:style-name="gr11" draw:text-style-name="P5" draw:layer="layout" svg:width="0.914cm" svg:height="0.907cm" draw:transform="rotate (3.13565853413301) translate (24.456cm 9.41cm)">
          <text:p/>
          <draw:enhanced-geometry svg:viewBox="0 0 21600 21600" draw:glue-points="10800 0 5400 10800 10800 21600 16200 10800" draw:text-areas="5400 0 16200 10800" draw:mirror-vertical="true" draw:mirror-horizontal="true" draw:type="flowchart-merge" draw:enhanced-path="M 0 0 L 21600 0 10800 21600 0 0 Z N"/>
        </draw:custom-shape>
        <draw:connector draw:style-name="gr8" draw:text-style-name="P3" draw:layer="layout" draw:type="line" svg:x1="24.5cm" svg:y1="9.415cm" svg:x2="23.515cm" svg:y2="9.411cm" svg:d="M24500 9415l-985-4" svg:viewBox="0 0 986 5">
          <text:p/>
        </draw:connector>
        <draw:connector draw:style-name="gr4" draw:text-style-name="P3" xml:id="id16" draw:id="id16" draw:layer="layout" draw:type="line" svg:x1="23.977cm" svg:y1="10.923cm" svg:x2="24.005cm" svg:y2="13cm" svg:d="M23977 10923l28 2077" svg:viewBox="0 0 29 2078">
          <text:p/>
        </draw:connector>
        <draw:custom-shape draw:style-name="gr11" draw:text-style-name="P5" draw:layer="layout" svg:width="0.914cm" svg:height="0.907cm" draw:transform="rotate (3.13565853413301) translate (24.456cm 12.506cm)">
          <text:p/>
          <draw:enhanced-geometry svg:viewBox="0 0 21600 21600" draw:glue-points="10800 0 5400 10800 10800 21600 16200 10800" draw:text-areas="5400 0 16200 10800" draw:mirror-vertical="true" draw:mirror-horizontal="true" draw:type="flowchart-merge" draw:enhanced-path="M 0 0 L 21600 0 10800 21600 0 0 Z N"/>
        </draw:custom-shape>
        <draw:connector draw:style-name="gr8" draw:text-style-name="P3" draw:layer="layout" draw:type="line" svg:x1="24.5cm" svg:y1="12.511cm" svg:x2="23.515cm" svg:y2="12.507cm" svg:d="M24500 12511l-985-4" svg:viewBox="0 0 986 5">
          <text:p/>
        </draw:connector>
        <draw:frame draw:style-name="gr12" draw:text-style-name="P6" draw:layer="layout" svg:width="1.824cm" svg:height="0.715cm" svg:x="23.576cm" svg:y="10.096cm">
          <draw:text-box>
            <text:p><text:span text:style-name="T1">…</text:span><text:span text:style-name="T1"> </text:span><text:span text:style-name="T1">x</text:span><text:span text:style-name="T1">2</text:span><text:span text:style-name="T1">5</text:span></text:p>
          </draw:text-box>
        </draw:frame>
        <draw:frame draw:style-name="gr13" draw:text-style-name="P7" draw:layer="layout" svg:width="0.502cm" svg:height="0.962cm" svg:x="21.7cm" svg:y="11.4cm">
          <draw:text-box>
            <text:p/>
          </draw:text-box>
        </draw:frame>
        <draw:connector draw:style-name="gr4" draw:text-style-name="P3" xml:id="id18" draw:id="id18" draw:layer="layout" draw:type="line" svg:x1="15.013cm" svg:y1="10.024cm" svg:x2="14.993cm" svg:y2="12.007cm" draw:start-shape="id4" draw:start-glue-point="3" svg:d="M15013 10024l-20 1983" svg:viewBox="0 0 21 1984">
          <text:p/>
        </draw:connector>
        <draw:connector draw:style-name="gr4" draw:text-style-name="P3" xml:id="id17" draw:id="id17" draw:layer="layout" draw:type="line" svg:x1="8.992cm" svg:y1="10cm" svg:x2="8.996cm" svg:y2="12.004cm" svg:d="M8992 10000l4 2004" svg:viewBox="0 0 5 2005">
          <text:p/>
        </draw:connector>
        <draw:connector draw:style-name="gr4" draw:text-style-name="P3" draw:layer="layout" draw:type="line" svg:x1="8.996cm" svg:y1="12.004cm" svg:x2="14.993cm" svg:y2="12.007cm" draw:start-shape="id17" draw:start-glue-point="3" draw:end-shape="id18" draw:end-glue-point="3" svg:d="M8996 12004l5997 3" svg:viewBox="0 0 5998 4">
          <text:p/>
        </draw:connector>
        <draw:custom-shape draw:style-name="gr14" draw:text-style-name="P8" draw:layer="layout" svg:width="8.1cm" svg:height="10cm" svg:x="11.7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0" draw:layer="layout" svg:width="8.1cm" svg:height="0.781cm" svg:x="11.8cm" svg:y="4.019cm">
          <draw:text-box>
            <text:p text:style-name="P9"><text:span text:style-name="T2">En</text:span><text:span text:style-name="T2">ve</text:span><text:span text:style-name="T2">lo</text:span><text:span text:style-name="T2">pe </text:span><text:span text:style-name="T2">D</text:span><text:span text:style-name="T2">et</text:span><text:span text:style-name="T2">ec</text:span><text:span text:style-name="T2">to</text:span><text:span text:style-name="T2">r</text:span></text:p>
          </draw:text-box>
        </draw:frame>
        <draw:frame draw:style-name="gr15" draw:text-style-name="P10" draw:layer="layout" svg:width="8.1cm" svg:height="0.781cm" svg:x="18.658cm" svg:y="4cm">
          <draw:text-box>
            <text:p text:style-name="P9"><text:span text:style-name="T2">Voltage Regulator</text:span></text:p>
          </draw:text-box>
        </draw:frame>
        <draw:g>
          <draw:path draw:style-name="gr16" draw:text-style-name="P11" draw:layer="layout" svg:width="0.84cm" svg:height="0.298cm" draw:transform="skewX (-0.035081117965086) rotate (-3.02046680350139) translate (9.8219308794263cm 8.26891562515587cm)" svg:viewBox="0 0 841 299" svg:d="M841 0c-782 0-841 299-841 299">
            <text:p/>
          </draw:path>
          <draw:path draw:style-name="gr16" draw:text-style-name="P11" draw:layer="layout" svg:width="0.844cm" svg:height="0.298cm" draw:transform="skewX (0.0478220215046446) rotate (-0.121125850088407) translate (8.98707918557516cm 7.62760186042678cm)" svg:viewBox="0 0 845 299" svg:d="M0 0c782 0 845 299 845 299">
            <text:p/>
          </draw:path>
          <draw:path draw:style-name="gr16" draw:text-style-name="P11" draw:layer="layout" svg:width="0.838cm" svg:height="0.116cm" draw:transform="skewX (0.355872634481644) rotate (3.09342156623475) translate (8.98808740320189cm 8.36012070732741cm)" svg:viewBox="0 0 839 117" svg:d="M0 0c777-1 839 117 839 117">
            <text:p/>
          </draw:path>
          <draw:path draw:style-name="gr16" draw:text-style-name="P11" draw:layer="layout" svg:width="0.837cm" svg:height="0.175cm" draw:transform="skewX (-0.194080612821769) rotate (0.0724311639577647) translate (8.18077480014333cm 8.05621935236767cm)" svg:viewBox="0 0 838 176" svg:d="M838 0c-778-1-838 176-838 176">
            <text:p/>
          </draw:path>
          <draw:path draw:style-name="gr16" draw:text-style-name="P11" draw:layer="layout" svg:width="0.843cm" svg:height="0.294cm" draw:transform="skewX (0.0427605666738611) rotate (-0.124965574442794) translate (9.01131178458925cm 7.99469490526471cm)" svg:viewBox="0 0 844 295" svg:d="M0 0c782-4 844 295 844 295">
            <text:p/>
          </draw:path>
          <draw:path draw:style-name="gr16" draw:text-style-name="P11" draw:layer="layout" svg:width="0.841cm" svg:height="0.297cm" draw:transform="skewX (-0.0376991118430775) rotate (-3.01924507302499) translate (9.84713541914642cm 8.69130452809022cm)" svg:viewBox="0 0 842 298" svg:d="M842 0c-781-1-842 298-842 298">
            <text:p/>
          </draw:path>
          <draw:path draw:style-name="gr16" draw:text-style-name="P11" draw:layer="layout" svg:width="0.836cm" svg:height="0.116cm" draw:transform="skewX (0.34470252726888) rotate (3.09342156623475) translate (8.99212495081404cm 8.79407579286839cm)" svg:viewBox="0 0 837 117" svg:d="M0 0c777-1 837 117 837 117">
            <text:p/>
          </draw:path>
          <draw:path draw:style-name="gr16" draw:text-style-name="P11" draw:layer="layout" svg:width="0.837cm" svg:height="0.176cm" draw:transform="skewX (-0.194080612821769) rotate (0.0712094334813686) translate (8.18072560119854cm 8.4900243485921cm)" svg:viewBox="0 0 838 177" svg:d="M838 0c-778 0-838 177-838 177">
            <text:p/>
          </draw:path>
          <draw:path draw:style-name="gr16" draw:text-style-name="P11" draw:layer="layout" svg:width="0.843cm" svg:height="0.294cm" draw:transform="skewX (0.0427605666738611) rotate (-0.124965574442794) translate (9.01131178458925cm 8.42951708985404cm)" svg:viewBox="0 0 844 295" svg:d="M0 0c782-4 844 295 844 295">
            <text:p/>
          </draw:path>
          <draw:path draw:style-name="gr16" draw:text-style-name="P11" draw:layer="layout" svg:width="0.84cm" svg:height="0.298cm" draw:transform="skewX (-0.035081117965086) rotate (-3.02046680350139) translate (9.8219308794263cm 9.13769208578246cm)" svg:viewBox="0 0 841 299" svg:d="M841 0c-782 0-841 299-841 299">
            <text:p/>
          </draw:path>
          <draw:path draw:style-name="gr16" draw:text-style-name="P11" draw:layer="layout" svg:width="0.836cm" svg:height="0.116cm" draw:transform="skewX (0.34470252726888) rotate (3.09342156623475) translate (8.99212495081404cm 9.22889797745772cm)" svg:viewBox="0 0 837 117" svg:d="M0 0c777-1 837 117 837 117">
            <text:p/>
          </draw:path>
          <draw:path draw:style-name="gr16" draw:text-style-name="P11" draw:layer="layout" svg:width="0.837cm" svg:height="0.176cm" draw:transform="skewX (-0.194080612821769) rotate (0.0712094334813686) translate (8.18072560119854cm 8.92397862462936cm)" svg:viewBox="0 0 838 177" svg:d="M838 0c-778 0-838 177-838 177">
            <text:p/>
          </draw:path>
          <draw:path draw:style-name="gr16" draw:text-style-name="P11" draw:layer="layout" svg:width="0.843cm" svg:height="0.294cm" draw:transform="skewX (0.0427605666738611) rotate (-0.124965574442794) translate (9.01131178458925cm 8.8634713658913cm)" svg:viewBox="0 0 844 295" svg:d="M0 0c782-4 844 295 844 295">
            <text:p/>
          </draw:path>
          <draw:path draw:style-name="gr16" draw:text-style-name="P11" draw:layer="layout" svg:width="0.841cm" svg:height="0.297cm" draw:transform="skewX (-0.0376991118430775) rotate (-3.01924507302499) translate (9.84713541914642cm 9.53925118346702cm)" svg:viewBox="0 0 842 298" svg:d="M842 0c-781-1-842 298-842 298">
            <text:p/>
          </draw:path>
          <draw:line draw:style-name="gr16" draw:text-style-name="P11" draw:layer="layout" svg:x1="8.983cm" svg:y1="7.661cm" svg:x2="8.999cm" svg:y2="6.6cm">
            <text:p/>
          </draw:line>
          <draw:line draw:style-name="gr16" draw:text-style-name="P11" draw:layer="layout" svg:x1="8.997cm" svg:y1="10.7cm" svg:x2="9.013cm" svg:y2="9.639cm">
            <text:p/>
          </draw:line>
        </draw:g>
        <draw:g xml:id="id19" draw:id="id19">
          <draw:path draw:style-name="gr16" draw:text-style-name="P11" draw:layer="layout" svg:width="0.84cm" svg:height="0.298cm" draw:transform="skewX (-0.035081117965086) rotate (-3.02046680350139) translate (6.8219308794263cm 8.26891562515587cm)" svg:viewBox="0 0 841 299" svg:d="M841 0c-782 0-841 299-841 299">
            <text:p/>
          </draw:path>
          <draw:path draw:style-name="gr16" draw:text-style-name="P11" draw:layer="layout" svg:width="0.844cm" svg:height="0.298cm" draw:transform="skewX (0.0478220215046446) rotate (-0.121125850088407) translate (5.98707918557516cm 7.62760186042678cm)" svg:viewBox="0 0 845 299" svg:d="M0 0c782 0 845 299 845 299">
            <text:p/>
          </draw:path>
          <draw:path draw:style-name="gr16" draw:text-style-name="P11" draw:layer="layout" svg:width="0.838cm" svg:height="0.116cm" draw:transform="skewX (0.355872634481644) rotate (3.09342156623475) translate (5.98808740320189cm 8.36012070732741cm)" svg:viewBox="0 0 839 117" svg:d="M0 0c777-1 839 117 839 117">
            <text:p/>
          </draw:path>
          <draw:path draw:style-name="gr16" draw:text-style-name="P11" draw:layer="layout" svg:width="0.837cm" svg:height="0.175cm" draw:transform="skewX (-0.194080612821769) rotate (0.0724311639577647) translate (5.18077480014333cm 8.05621935236767cm)" svg:viewBox="0 0 838 176" svg:d="M838 0c-778-1-838 176-838 176">
            <text:p/>
          </draw:path>
          <draw:path draw:style-name="gr16" draw:text-style-name="P11" draw:layer="layout" svg:width="0.843cm" svg:height="0.294cm" draw:transform="skewX (0.0427605666738611) rotate (-0.124965574442794) translate (6.01131178458925cm 7.99469490526471cm)" svg:viewBox="0 0 844 295" svg:d="M0 0c782-4 844 295 844 295">
            <text:p/>
          </draw:path>
          <draw:path draw:style-name="gr16" draw:text-style-name="P11" draw:layer="layout" svg:width="0.841cm" svg:height="0.297cm" draw:transform="skewX (-0.0376991118430775) rotate (-3.01924507302499) translate (6.84713541914642cm 8.69130452809022cm)" svg:viewBox="0 0 842 298" svg:d="M842 0c-781-1-842 298-842 298">
            <text:p/>
          </draw:path>
          <draw:path draw:style-name="gr16" draw:text-style-name="P11" draw:layer="layout" svg:width="0.836cm" svg:height="0.116cm" draw:transform="skewX (0.34470252726888) rotate (3.09342156623475) translate (5.99212495081404cm 8.79407579286839cm)" svg:viewBox="0 0 837 117" svg:d="M0 0c777-1 837 117 837 117">
            <text:p/>
          </draw:path>
          <draw:path draw:style-name="gr16" draw:text-style-name="P11" draw:layer="layout" svg:width="0.837cm" svg:height="0.176cm" draw:transform="skewX (-0.194080612821769) rotate (0.0712094334813686) translate (5.18072560119855cm 8.4900243485921cm)" svg:viewBox="0 0 838 177" svg:d="M838 0c-778 0-838 177-838 177">
            <text:p/>
          </draw:path>
          <draw:path draw:style-name="gr16" draw:text-style-name="P11" draw:layer="layout" svg:width="0.843cm" svg:height="0.294cm" draw:transform="skewX (0.042760566673861) rotate (-0.124965574442794) translate (6.01131178458925cm 8.42951708985404cm)" svg:viewBox="0 0 844 295" svg:d="M0 0c782-4 844 295 844 295">
            <text:p/>
          </draw:path>
          <draw:path draw:style-name="gr16" draw:text-style-name="P11" draw:layer="layout" svg:width="0.84cm" svg:height="0.298cm" draw:transform="skewX (-0.035081117965086) rotate (-3.02046680350139) translate (6.82193087942631cm 9.13769208578246cm)" svg:viewBox="0 0 841 299" svg:d="M841 0c-782 0-841 299-841 299">
            <text:p/>
          </draw:path>
          <draw:path draw:style-name="gr16" draw:text-style-name="P11" draw:layer="layout" svg:width="0.836cm" svg:height="0.116cm" draw:transform="skewX (0.34470252726888) rotate (3.09342156623475) translate (5.99212495081404cm 9.22889797745772cm)" svg:viewBox="0 0 837 117" svg:d="M0 0c777-1 837 117 837 117">
            <text:p/>
          </draw:path>
          <draw:path draw:style-name="gr16" draw:text-style-name="P11" draw:layer="layout" svg:width="0.837cm" svg:height="0.176cm" draw:transform="skewX (-0.194080612821769) rotate (0.0712094334813686) translate (5.18072560119855cm 8.92397862462936cm)" svg:viewBox="0 0 838 177" svg:d="M838 0c-778 0-838 177-838 177">
            <text:p/>
          </draw:path>
          <draw:path draw:style-name="gr16" draw:text-style-name="P11" draw:layer="layout" svg:width="0.843cm" svg:height="0.294cm" draw:transform="skewX (0.0427605666738611) rotate (-0.124965574442794) translate (6.01131178458925cm 8.8634713658913cm)" svg:viewBox="0 0 844 295" svg:d="M0 0c782-4 844 295 844 295">
            <text:p/>
          </draw:path>
          <draw:path draw:style-name="gr16" draw:text-style-name="P11" draw:layer="layout" svg:width="0.841cm" svg:height="0.297cm" draw:transform="skewX (-0.0376991118430775) rotate (-3.01924507302499) translate (6.84713541914642cm 9.53925118346702cm)" svg:viewBox="0 0 842 298" svg:d="M842 0c-781-1-842 298-842 298">
            <text:p/>
          </draw:path>
          <draw:line draw:style-name="gr16" draw:text-style-name="P11" draw:layer="layout" svg:x1="5.983cm" svg:y1="7.661cm" svg:x2="5.999cm" svg:y2="6.6cm">
            <text:p/>
          </draw:line>
          <draw:line draw:style-name="gr16" draw:text-style-name="P11" draw:layer="layout" svg:x1="5.997cm" svg:y1="10.7cm" svg:x2="6.013cm" svg:y2="9.639cm">
            <text:p/>
          </draw:line>
        </draw:g>
        <draw:connector draw:style-name="gr4" draw:text-style-name="P3" xml:id="id20" draw:id="id20" draw:layer="layout" draw:type="line" svg:x1="6cm" svg:y1="6.6cm" svg:x2="6.003cm" svg:y2="5.004cm" draw:start-shape="id19" draw:start-glue-point="0" svg:d="M6000 6600l3-1596" svg:viewBox="0 0 4 1597">
          <text:p/>
        </draw:connector>
        <draw:connector draw:style-name="gr4" draw:text-style-name="P3" xml:id="id21" draw:id="id21" draw:layer="layout" draw:type="line" svg:x1="6.003cm" svg:y1="5.004cm" svg:x2="1.99cm" svg:y2="5.012cm" draw:start-shape="id20" draw:start-glue-point="3" svg:d="M6003 5004l-4013 8" svg:viewBox="0 0 4014 9">
          <text:p/>
        </draw:connector>
        <draw:connector draw:style-name="gr4" draw:text-style-name="P3" draw:layer="layout" draw:type="line" svg:x1="1.99cm" svg:y1="5.012cm" svg:x2="1.982cm" svg:y2="7.468cm" draw:start-shape="id21" draw:start-glue-point="3" svg:d="M1990 5012l-8 2456" svg:viewBox="0 0 9 2457">
          <text:p/>
        </draw:connector>
        <draw:connector draw:style-name="gr4" draw:text-style-name="P3" xml:id="id22" draw:id="id22" draw:layer="layout" draw:type="line" svg:x1="6cm" svg:y1="10.7cm" svg:x2="6.012cm" svg:y2="12.014cm" draw:start-shape="id19" draw:start-glue-point="2" svg:d="M6000 10700l12 1314" svg:viewBox="0 0 13 1315">
          <text:p/>
        </draw:connector>
        <draw:connector draw:style-name="gr4" draw:text-style-name="P3" draw:layer="layout" draw:type="line" svg:x1="6.012cm" svg:y1="12.014cm" svg:x2="1.99cm" svg:y2="11.989cm" draw:start-shape="id22" draw:start-glue-point="3" svg:d="M6012 12014l-4022-25" svg:viewBox="0 0 4023 26">
          <text:p/>
        </draw:connector>
        <draw:connector draw:style-name="gr4" draw:text-style-name="P3" draw:layer="layout" draw:type="line" svg:x1="1.998cm" svg:y1="9.508cm" svg:x2="2cm" svg:y2="12cm" svg:d="M1998 9508l2 2492" svg:viewBox="0 0 3 2493">
          <text:p/>
        </draw:connector>
        <draw:custom-shape draw:style-name="gr17" draw:text-style-name="P5" draw:layer="layout" svg:width="2.417cm" svg:height="2.49cm" svg:x="0.78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1.905cm" svg:height="2.376cm" draw:transform="rotate (1.53606427468021) translate (0.759cm 9.304cm)">
          <draw:text-box>
            <text:p text:style-name="P12"><text:span text:style-name="T3">~</text:span></text:p>
          </draw:text-box>
        </draw:frame>
        <draw:custom-shape draw:style-name="gr19" draw:text-style-name="P8" draw:layer="layout" svg:width="5.5cm" svg:height="10cm" svg:x="4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0" draw:layer="layout" svg:width="8.1cm" svg:height="0.781cm" svg:x="3.4cm" svg:y="4.1cm">
          <draw:text-box>
            <text:p text:style-name="P14"><text:span text:style-name="T2">Transformer</text:span></text:p>
          </draw:text-box>
        </draw:frame>
        <draw:frame draw:style-name="gr20" draw:text-style-name="P15" draw:layer="layout" svg:width="8.1cm" svg:height="0.742cm" svg:x="-1.8cm" svg:y="4.1cm">
          <draw:text-box>
            <text:p text:style-name="P14"><text:span text:style-name="T4">V</text:span><text:span text:style-name="T4">o</text:span><text:span text:style-name="T4">l</text:span><text:span text:style-name="T4">t</text:span><text:span text:style-name="T4">a</text:span><text:span text:style-name="T4">g</text:span><text:span text:style-name="T4">e</text:span><text:span text:style-name="T4">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/text:p>
          </draw:text-box>
        </draw:frame>
        <draw:connector draw:style-name="gr4" draw:text-style-name="P3" draw:layer="layout" draw:type="line" svg:x1="7.298cm" svg:y1="7.6cm" svg:x2="7.3cm" svg:y2="10.092cm" svg:d="M7298 7600l2 2492" svg:viewBox="0 0 3 2493">
          <text:p/>
        </draw:connector>
        <draw:connector draw:style-name="gr4" draw:text-style-name="P3" draw:layer="layout" draw:type="line" svg:x1="7.7cm" svg:y1="7.608cm" svg:x2="7.702cm" svg:y2="10.1cm" svg:d="M7700 7608l2 2492" svg:viewBox="0 0 3 2493">
          <text:p/>
        </draw:connector>
        <draw:frame draw:style-name="gr21" draw:text-style-name="P7" draw:layer="layout" svg:width="1.383cm" svg:height="0.962cm" svg:x="6.817cm" svg:y="6.538cm">
          <draw:text-box>
            <text:p text:style-name="P16">n:1</text:p>
          </draw:text-box>
        </draw:frame>
        <draw:frame draw:style-name="gr21" draw:text-style-name="P17" draw:layer="layout" svg:width="1.34cm" svg:height="0.763cm" svg:x="16.392cm" svg:y="6.198cm">
          <draw:text-box>
            <text:p text:style-name="P16"><text:span text:style-name="T5">Da1</text:span></text:p>
          </draw:text-box>
        </draw:frame>
        <draw:frame draw:style-name="gr21" draw:text-style-name="P17" draw:layer="layout" svg:width="1.34cm" svg:height="0.763cm" svg:x="16.26cm" svg:y="9.2cm">
          <draw:text-box>
            <text:p text:style-name="P16"><text:span text:style-name="T5">Da2</text:span></text:p>
          </draw:text-box>
        </draw:frame>
        <draw:frame draw:style-name="gr21" draw:text-style-name="P17" draw:layer="layout" svg:width="1.34cm" svg:height="0.763cm" svg:x="12.36cm" svg:y="9.237cm">
          <draw:text-box>
            <text:p text:style-name="P16"><text:span text:style-name="T5">Da3</text:span></text:p>
          </draw:text-box>
        </draw:frame>
        <draw:frame draw:style-name="gr21" draw:text-style-name="P17" draw:layer="layout" svg:width="1.34cm" svg:height="0.763cm" svg:x="12.26cm" svg:y="6.2cm">
          <draw:text-box>
            <text:p text:style-name="P16"><text:span text:style-name="T5">D</text:span><text:span text:style-name="T5">a</text:span><text:span text:style-name="T5">4</text:span></text:p>
          </draw:text-box>
        </draw:frame>
        <draw:frame draw:style-name="gr21" draw:text-style-name="P17" draw:layer="layout" svg:width="1.34cm" svg:height="0.763cm" svg:x="20.9cm" svg:y="6.737cm">
          <draw:text-box>
            <text:p text:style-name="P18"><text:span text:style-name="T5">Rb1</text:span></text:p>
          </draw:text-box>
        </draw:frame>
        <draw:custom-shape draw:style-name="gr22" draw:text-style-name="P8" draw:layer="layout" svg:width="4cm" svg:height="10cm" svg:x="0.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0" draw:layer="layout" svg:width="2.5cm" svg:height="2.221cm" svg:x="-0.047cm" svg:y="9.879cm">
          <draw:text-box>
            <text:p text:style-name="P19"><text:span text:style-name="T6">AC </text:span><text:span text:style-name="T6">Voltage</text:span></text:p>
            <text:p text:style-name="P19"><text:span text:style-name="T6">IN</text:span></text:p>
            <text:p text:style-name="P19"><text:span text:style-name="T6">230V/ </text:span><text:span text:style-name="T6">50Hz</text:span></text:p>
          </draw:text-box>
        </draw:frame>
        <draw:frame draw:style-name="gr21" draw:text-style-name="P17" draw:layer="layout" svg:width="1.34cm" svg:height="0.763cm" svg:x="17.7cm" svg:y="10.8cm">
          <draw:text-box>
            <text:p text:style-name="P18"><text:span text:style-name="T5">Ca1</text:span></text:p>
          </draw:text-box>
        </draw:frame>
        <draw:frame draw:style-name="gr24" draw:text-style-name="P21" draw:layer="layout" svg:width="1.456cm" svg:height="1.275cm" svg:x="22.144cm" svg:y="8.525cm">
          <draw:text-box>
            <text:p text:style-name="P18"><text:span text:style-name="T5">Db1</text:span></text:p>
          </draw:text-box>
        </draw:frame>
        <draw:frame draw:style-name="gr25" draw:text-style-name="P20" draw:layer="layout" svg:width="2.5cm" svg:height="2.121cm" svg:x="25.026cm" svg:y="9.7cm">
          <draw:text-box>
            <text:p text:style-name="P19"><text:span text:style-name="T6">D</text:span><text:span text:style-name="T6">C </text:span><text:span text:style-name="T6">Vo</text:span><text:span text:style-name="T6">lta</text:span><text:span text:style-name="T6">ge</text:span></text:p>
            <text:p text:style-name="P19"><text:span text:style-name="T6">O</text:span><text:span text:style-name="T6">U</text:span><text:span text:style-name="T6">T</text:span></text:p>
            <text:p text:style-name="P19"><text:span text:style-name="T6">12</text:span><text:span text:style-name="T6">V</text:span></text:p>
          </draw:text-box>
        </draw:frame>
        <draw:frame draw:style-name="gr26" draw:text-style-name="P22" draw:layer="layout" svg:width="1.7cm" svg:height="1.275cm" svg:x="22cm" svg:y="11.636cm">
          <draw:text-box>
            <text:p><text:span text:style-name="T5">D</text:span><text:span text:style-name="T5">b</text:span><text:span text:style-name="T5">2</text:span><text:span text:style-name="T5">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Black" svg:font-family="'Lato Black'" style:font-pitch="variable"/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Gurmukhi ExtraCondensed SemiBold" svg:font-family="'Noto Sans Gurmukhi ExtraCondensed Semi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8T17:39:44.479160994</dc:date>
    <meta:editing-duration>PT47M1S</meta:editing-duration>
    <meta:editing-cycles>13</meta:editing-cycles>
    <meta:generator>LibreOffice/6.4.7.2$Linux_X86_64 LibreOffice_project/40$Build-2</meta:generator>
    <meta:document-statistic meta:object-count="110"/>
  </office:meta>
</office:document-meta>
</file>